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1"/>
    </style:style>
    <style:style style:name="ce2" style:family="table-cell" style:parent-style-name="Default">
      <style:text-properties style:font-name="Nimbus Roman No9 L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1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1"/>
    </style:style>
    <style:style style:name="ce5" style:family="table-cell" style:parent-style-name="Default" style:data-style-name="N107">
      <style:text-properties style:font-name="Nimbus Roman No9 L1"/>
    </style:style>
    <style:style style:name="ce6" style:family="table-cell" style:parent-style-name="Default" style:data-style-name="N108">
      <style:text-properties style:font-name="Nimbus Roman No9 L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8" style:family="table-cell" style:parent-style-name="Default">
      <style:text-properties style:font-name="Nimbus Roman No9 L"/>
    </style:style>
    <style:style style:name="ce9" style:family="table-cell" style:parent-style-name="Default" style:data-style-name="N107">
      <style:text-properties style:font-name="Nimbus Roman No9 L"/>
    </style:style>
    <style:style style:name="ce10" style:family="table-cell" style:parent-style-name="Default" style:data-style-name="N108">
      <style:text-properties style:font-name="Nimbus Roman No9 L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2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>
            <text:p>L = </text:p>
          </table:table-cell>
          <table:table-cell table:style-name="ce4" office:value-type="float" office:value="10">
            <text:p>10</text:p>
          </table:table-cell>
          <table:table-cell table:number-columns-repeated="4"/>
          <table:table-cell table:style-name="ce3" office:value-type="string">
            <text:p>l/2</text:p>
          </table:table-cell>
          <table:table-cell table:style-name="ce7" office:value-type="string">
            <text:p>h/2</text:p>
          </table:table-cell>
          <table:table-cell table:style-name="ce7" office:value-type="string">
            <text:p>sin</text:p>
          </table:table-cell>
          <table:table-cell table:style-name="ce7" office:value-type="string">
            <text:p>co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H = </text:p>
          </table:table-cell>
          <table:table-cell table:style-name="ce4" office:value-type="float" office:value="2.4">
            <text:p>2.4</text:p>
          </table:table-cell>
          <table:table-cell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style-name="ce1" office:value-type="string">
            <text:p>wt = </text:p>
          </table:table-cell>
          <table:table-cell table:style-name="ce4" office:value-type="float" office:value="25">
            <text:p>25</text:p>
          </table:table-cell>
          <table:table-cell table:number-columns-repeated="4"/>
          <table:table-cell table:style-name="ce5" table:formula="oooc:=SQRT(l^2+h^2)/2" office:value-type="float" office:value="5.14198405287298">
            <text:p>5.142</text:p>
          </table:table-cell>
          <table:table-cell table:style-name="ce9" office:value-type="float" office:value="1">
            <text:p>1.000</text:p>
          </table:table-cell>
          <table:table-cell table:style-name="ce10" table:formula="oooc:=h/(2*[.G3])" office:value-type="float" office:value="0.233372952475324">
            <text:p>0.2334</text:p>
          </table:table-cell>
          <table:table-cell table:style-name="ce10" table:formula="oooc:=l/(2*[.G3])" office:value-type="float" office:value="0.972387301980517">
            <text:p>0.972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wb = </text:p>
          </table:table-cell>
          <table:table-cell table:style-name="ce4" office:value-type="float" office:value="1">
            <text:p>1</text:p>
          </table:table-cell>
          <table:table-cell table:number-columns-repeated="4"/>
          <table:table-cell table:style-name="ce5" table:formula="oooc:=SQRT(l^2+h^2)/2" office:value-type="float" office:value="5.14198405287298">
            <text:p>5.142</text:p>
          </table:table-cell>
          <table:table-cell table:style-name="ce9" table:formula="oooc:=-hb/2" office:value-type="float" office:value="-1.5">
            <text:p>-1.500</text:p>
          </table:table-cell>
          <table:table-cell table:style-name="ce10" table:formula="oooc:=h/(2*[.G4])" office:value-type="float" office:value="0.233372952475324">
            <text:p>0.2334</text:p>
          </table:table-cell>
          <table:table-cell table:style-name="ce10" table:formula="oooc:=l/(2*[.G4])" office:value-type="float" office:value="0.972387301980517">
            <text:p>0.972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hb = </text:p>
          </table:table-cell>
          <table:table-cell table:style-name="ce4" office:value-type="float" office:value="3">
            <text:p>3</text:p>
          </table:table-cell>
          <table:table-cell table:number-columns-repeated="4"/>
          <table:table-cell table:style-name="ce5" table:formula="oooc:=SQRT(l^2+h^2)/2" office:value-type="float" office:value="5.14198405287298">
            <text:p>5.142</text:p>
          </table:table-cell>
          <table:table-cell table:style-name="ce9" table:formula="oooc:=-hb/2" office:value-type="float" office:value="-1.5">
            <text:p>-1.500</text:p>
          </table:table-cell>
          <table:table-cell table:style-name="ce10" table:formula="oooc:=h/(2*[.G5])" office:value-type="float" office:value="0.233372952475324">
            <text:p>0.2334</text:p>
          </table:table-cell>
          <table:table-cell table:style-name="ce10" table:formula="oooc:=l/(2*[.G5])" office:value-type="float" office:value="0.972387301980517">
            <text:p>0.972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2*[.H3]" office:value-type="float" office:value="2">
            <text:p>2.000</text:p>
          </table:table-cell>
          <table:table-cell table:style-name="ce5" table:formula="oooc:=wt-0.02" office:value-type="float" office:value="24.98">
            <text:p>24.980</text:p>
          </table:table-cell>
          <table:table-cell table:style-name="ce5" table:formula="oooc:=SQRT(l^2+h^2)-0.02" office:value-type="float" office:value="10.263968105746">
            <text:p>10.264</text:p>
          </table:table-cell>
          <table:table-cell table:style-name="ce5" table:formula="oooc:=[.G3]*[.I3]-[.H3]*[.J3]" office:value-type="float" office:value="0.227612698019482">
            <text:p>0.228</text:p>
          </table:table-cell>
          <table:table-cell table:style-name="ce5" office:value-type="float" office:value="0">
            <text:p>0.000</text:p>
          </table:table-cell>
          <table:table-cell table:style-name="ce5" table:formula="oooc:=[.G3]*[.J3]+[.H3]*[.I3]" office:value-type="float" office:value="5.23337295247532">
            <text:p>5.233</text:p>
          </table:table-cell>
          <table:table-cell table:style-name="ce9" table:formula="oooc:=[.E8]+h" office:value-type="float" office:value="2.62761269801948">
            <text:p>2.628</text:p>
          </table:table-cell>
          <table:table-cell table:style-name="ce9" table:formula="oooc:=[.F8]" office:value-type="float" office:value="0">
            <text:p>0.000</text:p>
          </table:table-cell>
          <table:table-cell table:style-name="ce9" table:formula="oooc:=[.G8]+l" office:value-type="float" office:value="15.2333729524753">
            <text:p>15.233</text:p>
          </table:table-cell>
          <table:table-cell table:number-columns-repeated="6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hb" office:value-type="float" office:value="3">
            <text:p>3.000</text:p>
          </table:table-cell>
          <table:table-cell table:style-name="ce5" table:formula="oooc:=wb" office:value-type="float" office:value="1">
            <text:p>1.000</text:p>
          </table:table-cell>
          <table:table-cell table:style-name="ce5" table:formula="oooc:=SQRT(l^2+h^2)-0.02" office:value-type="float" office:value="10.263968105746">
            <text:p>10.264</text:p>
          </table:table-cell>
          <table:table-cell table:style-name="ce5" table:formula="oooc:=[.G4]*[.I4]-[.H4]*[.J4]" office:value-type="float" office:value="2.65858095297078">
            <text:p>2.659</text:p>
          </table:table-cell>
          <table:table-cell table:style-name="ce5" table:formula="oooc:=-wt/2-wb/2" office:value-type="float" office:value="-13">
            <text:p>-13.000</text:p>
          </table:table-cell>
          <table:table-cell table:style-name="ce5" table:formula="oooc:=[.G4]*[.J4]+[.H4]*[.I4]" office:value-type="float" office:value="4.64994057128701">
            <text:p>4.650</text:p>
          </table:table-cell>
          <table:table-cell table:style-name="ce9" table:formula="oooc:=[.E9]+h" office:value-type="float" office:value="5.05858095297078">
            <text:p>5.059</text:p>
          </table:table-cell>
          <table:table-cell table:style-name="ce9" table:formula="oooc:=[.F9]" office:value-type="float" office:value="-13">
            <text:p>-13.000</text:p>
          </table:table-cell>
          <table:table-cell table:style-name="ce9" table:formula="oooc:=[.G9]+l" office:value-type="float" office:value="14.649940571287">
            <text:p>14.65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hb" office:value-type="float" office:value="3">
            <text:p>3.000</text:p>
          </table:table-cell>
          <table:table-cell table:style-name="ce5" table:formula="oooc:=wb" office:value-type="float" office:value="1">
            <text:p>1.000</text:p>
          </table:table-cell>
          <table:table-cell table:style-name="ce5" table:formula="oooc:=SQRT(l^2+h^2)-0.02" office:value-type="float" office:value="10.263968105746">
            <text:p>10.264</text:p>
          </table:table-cell>
          <table:table-cell table:style-name="ce5" table:formula="oooc:=[.G5]*[.I5]-[.H5]*[.J5]" office:value-type="float" office:value="2.65858095297078">
            <text:p>2.659</text:p>
          </table:table-cell>
          <table:table-cell table:style-name="ce5" table:formula="oooc:=-[.F9]" office:value-type="float" office:value="13">
            <text:p>13.000</text:p>
          </table:table-cell>
          <table:table-cell table:style-name="ce5" table:formula="oooc:=[.G5]*[.J5]+[.H5]*[.I5]" office:value-type="float" office:value="4.64994057128701">
            <text:p>4.650</text:p>
          </table:table-cell>
          <table:table-cell table:style-name="ce9" table:formula="oooc:=[.E10]+h" office:value-type="float" office:value="5.05858095297078">
            <text:p>5.059</text:p>
          </table:table-cell>
          <table:table-cell table:style-name="ce9" table:formula="oooc:=[.F10]" office:value-type="float" office:value="13">
            <text:p>13.000</text:p>
          </table:table-cell>
          <table:table-cell table:style-name="ce9" table:formula="oooc:=[.G10]+l" office:value-type="float" office:value="14.649940571287">
            <text:p>14.65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8" table:number-columns-repeated="3"/>
          <table:table-cell table:number-columns-repeated="6"/>
        </table:table-row>
        <table:table-row table:style-name="ro1">
          <table:table-cell table:style-name="ce1" office:value-type="string">
            <text:p>tt = </text:p>
          </table:table-cell>
          <table:table-cell table:style-name="ce6" office:value-type="float" office:value="0.785398">
            <text:p>0.7854</text:p>
          </table:table-cell>
          <table:table-cell/>
          <table:table-cell table:style-name="ce1" office:value-type="string">
            <text:p>R = </text:p>
          </table:table-cell>
          <table:table-cell table:formula="oooc:=[.B1]/[.B13]" office:value-type="float" office:value="12.7323980962518">
            <text:p>12.73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8" table:number-columns-repeated="3"/>
          <table:table-cell/>
          <table:table-cell table:style-name="ce7" office:value-type="string">
            <text:p>R<text:span text:style-name="T1">i</text:span></text:p>
          </table:table-cell>
          <table:table-cell table:style-name="ce7" office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table:number-columns-repeated="3"/>
          <table:table-cell table:style-name="ce7" office:value-type="string">
            <text:p>left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hb" office:value-type="float" office:value="3">
            <text:p>3.000</text:p>
          </table:table-cell>
          <table:table-cell table:style-name="ce5" table:formula="oooc:=wb" office:value-type="float" office:value="1">
            <text:p>1.000</text:p>
          </table:table-cell>
          <table:table-cell table:style-name="ce5" table:formula="oooc:=2*[.L16]*SIN(tt/2)-0.05" office:value-type="float" office:value="0.127869767214817">
            <text:p>0.128</text:p>
          </table:table-cell>
          <table:table-cell table:style-name="ce5" table:formula="oooc:=hb/2+0.05" office:value-type="float" office:value="1.55">
            <text:p>1.550</text:p>
          </table:table-cell>
          <table:table-cell table:style-name="ce5" table:formula="oooc:=([.L16]*COS(tt/2)-wb/2)*COS(tt/2)-[.M16]" office:value-type="float" office:value="-12.9959736816911">
            <text:p>-12.996</text:p>
          </table:table-cell>
          <table:table-cell table:style-name="ce5" table:formula="oooc:=([.L16]*COS(tt/2)-wb/2)*SIN(tt/2)" office:value-type="float" office:value="-0.10917655697097">
            <text:p>-0.109</text:p>
          </table:table-cell>
          <table:table-cell table:style-name="ce9" table:formula="oooc:=[.E16]" office:value-type="float" office:value="1.55">
            <text:p>1.550</text:p>
          </table:table-cell>
          <table:table-cell table:style-name="ce9" table:formula="oooc:=[.F16]-SIN(tt/2)" office:value-type="float" office:value="-13.3786570385764">
            <text:p>-13.379</text:p>
          </table:table-cell>
          <table:table-cell table:style-name="ce9" table:formula="oooc:=[.G16]+COS(tt/2)" office:value-type="float" office:value="0.814703006805062">
            <text:p>0.815</text:p>
          </table:table-cell>
          <table:table-cell/>
          <table:table-cell table:formula="oooc:=[.E13]-wt/2" office:value-type="float" office:value="0.232398096251838">
            <text:p>0.23</text:p>
          </table:table-cell>
          <table:table-cell table:formula="oooc:=[.E13]" office:value-type="float" office:value="12.7323980962518">
            <text:p>12.7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hb" office:value-type="float" office:value="3">
            <text:p>3.000</text:p>
          </table:table-cell>
          <table:table-cell table:style-name="ce5" table:formula="oooc:=wb" office:value-type="float" office:value="1">
            <text:p>1.000</text:p>
          </table:table-cell>
          <table:table-cell table:style-name="ce5" table:formula="oooc:=2*[.L17]*SIN(tt/2)-0.05" office:value-type="float" office:value="19.2620376114803">
            <text:p>19.262</text:p>
          </table:table-cell>
          <table:table-cell table:style-name="ce5" table:formula="oooc:=hb/2+0.05" office:value-type="float" office:value="1.55">
            <text:p>1.550</text:p>
          </table:table-cell>
          <table:table-cell table:style-name="ce5" table:formula="oooc:=([.L17]*COS(tt/2)+wb/2)*COS(tt/2)-[.M17]" office:value-type="float" office:value="9.2667420911597">
            <text:p>9.267</text:p>
          </table:table-cell>
          <table:table-cell table:style-name="ce5" table:formula="oooc:=([.L17]*COS(tt/2)-wb/2)*SIN(tt/2)" office:value-type="float" office:value="8.72965676361771">
            <text:p>8.730</text:p>
          </table:table-cell>
          <table:table-cell table:style-name="ce9" table:formula="oooc:=[.E17]" office:value-type="float" office:value="1.55">
            <text:p>1.550</text:p>
          </table:table-cell>
          <table:table-cell table:style-name="ce9" table:formula="oooc:=[.F17]-SIN(tt/2)" office:value-type="float" office:value="8.88405873427439">
            <text:p>8.884</text:p>
          </table:table-cell>
          <table:table-cell table:style-name="ce9" table:formula="oooc:=[.G17]+COS(tt/2)" office:value-type="float" office:value="9.65353632739374">
            <text:p>9.654</text:p>
          </table:table-cell>
          <table:table-cell/>
          <table:table-cell table:formula="oooc:=[.E13]+wt/2" office:value-type="float" office:value="25.2323980962518">
            <text:p>25.23</text:p>
          </table:table-cell>
          <table:table-cell table:formula="oooc:=[.E13]" office:value-type="float" office:value="12.7323980962518">
            <text:p>12.7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table:number-columns-repeated="3"/>
          <table:table-cell table:style-name="ce7" office:value-type="string">
            <text:p>right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hb" office:value-type="float" office:value="3">
            <text:p>3.000</text:p>
          </table:table-cell>
          <table:table-cell table:style-name="ce5" table:formula="oooc:=wb" office:value-type="float" office:value="1">
            <text:p>1.000</text:p>
          </table:table-cell>
          <table:table-cell table:style-name="ce5" table:formula="oooc:=2*[.L19]*SIN(tt/2)-0.05" office:value-type="float" office:value="0.127869767214817">
            <text:p>0.128</text:p>
          </table:table-cell>
          <table:table-cell table:style-name="ce5" table:formula="oooc:=[.E16]" office:value-type="float" office:value="1.55">
            <text:p>1.550</text:p>
          </table:table-cell>
          <table:table-cell table:style-name="ce5" table:formula="oooc:=-[.F16]" office:value-type="float" office:value="12.9959736816911">
            <text:p>12.996</text:p>
          </table:table-cell>
          <table:table-cell table:style-name="ce5" table:formula="oooc:=[.G16]" office:value-type="float" office:value="-0.10917655697097">
            <text:p>-0.109</text:p>
          </table:table-cell>
          <table:table-cell table:style-name="ce9" table:formula="oooc:=[.E19]" office:value-type="float" office:value="1.55">
            <text:p>1.550</text:p>
          </table:table-cell>
          <table:table-cell table:style-name="ce9" table:formula="oooc:=[.F19]+SIN(tt/2)" office:value-type="float" office:value="13.3786570385764">
            <text:p>13.379</text:p>
          </table:table-cell>
          <table:table-cell table:style-name="ce9" table:formula="oooc:=[.G19]+COS(tt/2)" office:value-type="float" office:value="0.814703006805062">
            <text:p>0.815</text:p>
          </table:table-cell>
          <table:table-cell/>
          <table:table-cell table:formula="oooc:=[.E13]-wt/2" office:value-type="float" office:value="0.232398096251838">
            <text:p>0.23</text:p>
          </table:table-cell>
          <table:table-cell table:formula="oooc:=[.E13]" office:value-type="float" office:value="12.7323980962518">
            <text:p>12.7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box</text:p>
          </table:table-cell>
          <table:table-cell table:style-name="ce5" table:formula="oooc:=hb" office:value-type="float" office:value="3">
            <text:p>3.000</text:p>
          </table:table-cell>
          <table:table-cell table:style-name="ce5" table:formula="oooc:=wb" office:value-type="float" office:value="1">
            <text:p>1.000</text:p>
          </table:table-cell>
          <table:table-cell table:style-name="ce5" table:formula="oooc:=2*[.L20]*SIN(tt/2)-0.05" office:value-type="float" office:value="19.2620376114803">
            <text:p>19.262</text:p>
          </table:table-cell>
          <table:table-cell table:style-name="ce5" table:formula="oooc:=[.E17]" office:value-type="float" office:value="1.55">
            <text:p>1.550</text:p>
          </table:table-cell>
          <table:table-cell table:style-name="ce5" table:formula="oooc:=-[.F17]" office:value-type="float" office:value="-9.2667420911597">
            <text:p>-9.267</text:p>
          </table:table-cell>
          <table:table-cell table:style-name="ce5" table:formula="oooc:=[.G17]" office:value-type="float" office:value="8.72965676361771">
            <text:p>8.730</text:p>
          </table:table-cell>
          <table:table-cell table:style-name="ce9" table:formula="oooc:=[.E20]" office:value-type="float" office:value="1.55">
            <text:p>1.550</text:p>
          </table:table-cell>
          <table:table-cell table:style-name="ce9" table:formula="oooc:=[.F20]+SIN(tt/2)" office:value-type="float" office:value="-8.88405873427439">
            <text:p>-8.884</text:p>
          </table:table-cell>
          <table:table-cell table:style-name="ce9" table:formula="oooc:=[.G20]+COS(tt/2)" office:value-type="float" office:value="9.65353632739374">
            <text:p>9.654</text:p>
          </table:table-cell>
          <table:table-cell/>
          <table:table-cell table:formula="oooc:=[.E13]+wt/2" office:value-type="float" office:value="25.2323980962518">
            <text:p>25.23</text:p>
          </table:table-cell>
          <table:table-cell table:formula="oooc:=[.E13]" office:value-type="float" office:value="12.7323980962518">
            <text:p>12.73</text:p>
          </table:table-cell>
          <table:table-cell table:number-columns-repeated="3"/>
        </table:table-row>
        <table:table-row table:style-name="ro1" table:number-rows-repeated="14"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l" table:base-cell-address="$Sheet1.$B$1" table:cell-range-address="$Sheet1.$B$1"/>
        <table:named-range table:name="h" table:base-cell-address="$Sheet1.$B$2" table:cell-range-address="$Sheet1.$B$2"/>
        <table:named-range table:name="wt" table:base-cell-address="$Sheet1.$B$3" table:cell-range-address="$Sheet1.$B$3"/>
        <table:named-range table:name="wb" table:base-cell-address="$Sheet1.$B$4" table:cell-range-address="$Sheet1.$B$4"/>
        <table:named-range table:name="hb" table:base-cell-address="$Sheet1.$B$5" table:cell-range-address="$Sheet1.$B$5"/>
        <table:named-range table:name="tt" table:base-cell-address="$Sheet1.$B$13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4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9-21T10:11:54</meta:creation-date>
    <dc:date>2012-02-22T14:12:40</dc:date>
    <dc:language>en-GB</dc:language>
    <meta:editing-cycles>13</meta:editing-cycles>
    <meta:editing-duration>PT2H58M52S</meta:editing-duration>
    <meta:user-defined meta:name="Info 1"/>
    <meta:user-defined meta:name="Info 2"/>
    <meta:user-defined meta:name="Info 3"/>
    <meta:user-defined meta:name="Info 4"/>
    <meta:document-statistic meta:table-count="3" meta:cell-count="112"/>
  </office:meta>
</office:document-meta>
</file>